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969f3" officeooo:paragraph-rsid="001969f3"/>
    </style:style>
    <style:style style:name="T1" style:family="text">
      <style:text-properties officeooo:rsid="001b7c18"/>
    </style:style>
    <style:style style:name="T2" style:family="text">
      <style:text-properties officeooo:rsid="001cbd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vert TCP Critics</text:p>
      <text:p text:style-name="P1"/>
      <text:p text:style-name="P1"><text:tab/>Craig Rowland's “covert_tcp.c” contains a number of flaws in its design. Most notably Craig has horrible programming skills, causing the document to be painfully difficult to read through and decipher. Additionally he uses poor and inconsistent practices of using the standard libraries and raw socket libraries. Granted there is poor documentation in this area, Craig's code could be cleaned up significantly. The Covert TCP code as well has a number of design flaws in its encoding of data into the TCP and IP headers. Firstly, Craig does not work whatsoever in making the Sequence Numbers or IP identification numbers look anything like their appropriate value. The header values are just set to the ASCII value of the letter being transferred. Decoding does the same procedure in pulling out the values. <text:span text:style-name="T2">Second, </text:span>Craig's implementation of the bounce server has one fatal flaw which he mentions in his paper. Whenever the SYN/ACK is sent to the destination server from the bounce server, a RST is sent back. This makes a distinguishable problem on the bounce server. If the sender does not own the bounce server, then the owners could quickly pickup a problem occurring on the network. <text:span text:style-name="T2">A workaround this would be to use a UDP based protocol thus not requiring any state information to be passed. </text:span>Another critique is that Craig's client and server are locked to each other. The client and server must both know the IPs of each other and the possible bounce server in between. Craig uses this information so as to be able to properly decipher the receiving and sent packets, but this greatly limits the portability of the code and setup time. There may be covert situations where a user either receiving or sending is unable to determine the source of the packets, but will know they are coming. <text:span text:style-name="T1">A workaround would be to add a special encoding along with each packet to uniquely identify them among the traff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9-18T16:34:35.312201637</meta:creation-date>
    <dc:date>2016-09-18T16:48:29.706599037</dc:date>
    <dc:creator>Ben Soer</dc:creator>
    <meta:editing-duration>PT13M52S</meta:editing-duration>
    <meta:editing-cycles>4</meta:editing-cycles>
    <meta:generator>LibreOffice/4.4.7.2$Linux_X86_64 LibreOffice_project/40$Build-2</meta:generator>
    <meta:document-statistic meta:table-count="0" meta:image-count="0" meta:object-count="0" meta:page-count="1" meta:paragraph-count="2" meta:word-count="326" meta:character-count="1930" meta:non-whitespace-character-count="1605"/>
  </office:meta>
</office:document-meta>
</file>